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208A22C89585E95F6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in" loext:contextual-spacing="false" fo:line-height="100%"/>
      <style:text-properties fo:font-size="10pt" officeooo:paragraph-rsid="001f7c13" style:font-size-asian="10pt" style:font-size-complex="10pt"/>
    </style:style>
    <style:style style:name="P2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font-size="10pt" officeooo:paragraph-rsid="001f7c13" style:font-size-asian="10pt" style:font-size-complex="10pt"/>
    </style:style>
    <style:style style:name="P3" style:family="paragraph" style:parent-style-name="Standard">
      <style:text-properties officeooo:paragraph-rsid="001f7c13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style:font-name="Arial" fo:font-size="26pt" fo:font-weight="bold" officeooo:rsid="001f7c13" officeooo:paragraph-rsid="001f7c13" style:font-size-asian="26pt" style:font-weight-asian="bold" style:font-size-complex="26pt" style:font-weight-complex="bold"/>
    </style:style>
    <style:style style:name="P6" style:family="paragraph" style:parent-style-name="Standard">
      <style:text-properties style:font-name="Arial" fo:font-size="12pt" fo:font-weight="normal" officeooo:rsid="001f7c13" officeooo:paragraph-rsid="001f7c13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1f7c13" officeooo:paragraph-rsid="002143ee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2143ee" officeooo:paragraph-rsid="002143ee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027082c" officeooo:paragraph-rsid="0027082c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21fff2" officeooo:paragraph-rsid="0021fff2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bold" officeooo:rsid="0027082c" officeooo:paragraph-rsid="0027082c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Arial" officeooo:rsid="001f7c13" officeooo:paragraph-rsid="001f7c13"/>
    </style:style>
    <style:style style:name="P13" style:family="paragraph" style:parent-style-name="Footer">
      <style:paragraph-properties fo:text-align="start" style:justify-single-word="false"/>
    </style:style>
    <style:style style:name="T1" style:family="text">
      <style:text-properties officeooo:rsid="002143ee"/>
    </style:style>
    <style:style style:name="T2" style:family="text">
      <style:text-properties officeooo:rsid="0022832f"/>
    </style:style>
    <style:style style:name="T3" style:family="text">
      <style:text-properties officeooo:rsid="00258419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.0126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e de révision <text:span text:style-name="T3">de la note de clarification et du product backlog</text:span></text:p>
      <text:p text:style-name="P5">_________________________________</text:p>
      <text:p text:style-name="P6"/>
      <text:p text:style-name="P6">Cette note de révision sert à préciser les changements qui ont été faits sur la product backlog et la note de clarification par rapport à la version précédente </text:p>
      <text:p text:style-name="P6"/>
      <text:p text:style-name="P11">Révision de la note de clarification :</text:p>
      <text:p text:style-name="P6"/>
      <text:p text:style-name="P7">Nous avons donc corrigé les erreurs de syntaxe. </text:p>
      <text:p text:style-name="P7">Les exemples des licences ont été précisés <text:span text:style-name="T1">(notamment les licences du groupe CC).</text:span></text:p>
      <text:p text:style-name="P8">La définition de la recherche à été clarifiée , la distinction entre mots-clés et métadonnée à été faite.</text:p>
      <text:p text:style-name="P8">Nous avons supprimé la notion de classification des résultats.</text:p>
      <text:p text:style-name="P8">Le paragraphe des user stories à été séparé en 2 paragraphes distincts selon le type d’utilisateur.</text:p>
      <text:p text:style-name="P8">La liste des livrables attendus ainsi que les dates de rendues à été rajouté.</text:p>
      <text:p text:style-name="P8"/>
      <text:p text:style-name="P9"><text:span text:style-name="T4">Révision de la product backlog :</text:span> </text:p>
      <text:p text:style-name="P8"/>
      <text:p text:style-name="P10">La product backlog à complètement été <text:span text:style-name="T2">réécrite</text:span>, en prenant comme base les livrables attendus et en précisant les différents points à réaliser pour chaque rendu.</text:p>
      <text:p text:style-name="P6"/>
      <text:p text:style-name="P6"/>
      <text:p text:style-name="P6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2" style:family="table">
      <style:table-properties style:width="6.3965in" fo:margin-left="-0.075in" fo:margin-top="0in" fo:margin-bottom="0in" table:align="left" style:writing-mode="lr-tb"/>
    </style:style>
    <style:style style:name="Tableau2.A" style:family="table-column">
      <style:table-column-properties style:column-width="3.1979in"/>
    </style:style>
    <style:style style:name="Tableau2.B" style:family="table-column">
      <style:table-column-properties style:column-width="1.9271in"/>
    </style:style>
    <style:style style:name="Tableau2.C" style:family="table-column">
      <style:table-column-properties style:column-width="1.2715in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size="10pt" officeooo:paragraph-rsid="001f7c13" style:font-size-asian="10pt" style:font-size-complex="10pt"/>
    </style:style>
    <style:style style:name="MP2" style:family="paragraph" style:parent-style-name="Header">
      <style:paragraph-properties fo:margin-top="0in" fo:margin-bottom="0in" loext:contextual-spacing="false" fo:line-height="100%" fo:text-align="end" style:justify-single-word="false"/>
      <style:text-properties fo:font-size="10pt" officeooo:paragraph-rsid="001f7c13" style:font-size-asian="10pt" style:font-size-complex="10pt"/>
    </style:style>
    <style:style style:name="MP3" style:family="paragraph" style:parent-style-name="Standard">
      <style:text-properties officeooo:paragraph-rsid="001f7c13"/>
    </style:style>
    <style:style style:name="MP4" style:family="paragraph" style:parent-style-name="Footer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in" fo:margin-right="0.0126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NA17</text:p>
              <text:p text:style-name="MP1">Groupe 4</text:p>
            </table:table-cell>
            <table:table-cell table:style-name="Tableau2.A1" office:value-type="string">
              <text:p text:style-name="MP2">Elvynn NEGLOKPE</text:p>
              <text:p text:style-name="MP2">JIA Yueqing</text:p>
            </table:table-cell>
            <table:table-cell table:style-name="Tableau2.A1" office:value-type="string">
              <text:p text:style-name="MP2">GALZIN Noémie</text:p>
              <text:p text:style-name="MP2">DUBOIS Océane</text:p>
            </table:table-cell>
          </table:table-row>
        </table:table>
        <text:p text:style-name="MP3"/>
      </style:header>
      <style:footer>
        <text:p text:style-name="MP4"><draw:frame draw:style-name="Mfr1" draw:name="图片 2" text:anchor-type="as-char" svg:width="0.9043in" svg:height="0.3299in" draw:z-index="0"><draw:image xlink:href="Pictures/1000020100000058000000208A22C89585E95F6A.png" xlink:type="simple" xlink:show="embed" xlink:actuate="onLoad"/></draw:frame></text:p>
        <text:p text:style-name="MP5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22:05:45.375325238</meta:creation-date>
    <dc:date>2017-09-22T09:55:35.071156032</dc:date>
    <meta:editing-duration>PT5H54M12S</meta:editing-duration>
    <meta:editing-cycles>5</meta:editing-cycles>
    <meta:generator>LibreOffice/5.1.6.2$Linux_X86_64 LibreOffice_project/10m0$Build-2</meta:generator>
    <meta:document-statistic meta:table-count="1" meta:image-count="1" meta:object-count="0" meta:page-count="1" meta:paragraph-count="21" meta:word-count="169" meta:character-count="1028" meta:non-whitespace-character-count="874"/>
  </office:meta>
</office:document-meta>
</file>